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JsFrameTests.messageArrayFrame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ckJsFrameTests.close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JsFrameTests.messageArray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JsFrameTests.closeFrame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ckJsFrameTests.open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JsFrameTests.heartbeat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